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T1" style:family="text">
      <style:text-properties fo:background-color="#ffff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mail from John Bourke</text:p>
      <text:p text:style-name="Standard"/>
      <text:p text:style-name="P2">Hi Nick,</text:p>
      <text:p text:style-name="P2">Sorry for the late reply, I was away for a few days and then didn't get a chance to look at Codescent and Coherence until last night with regards your <text:span text:style-name="T1">operad</text:span> question.  So I had a look last night and would 99.999 percent certain it works with any flavour of <text:span text:style-name="T1">operad</text:span>: I would not claim certainty because I have not thought much about <text:span text:style-name="T1">operads</text:span> and have not checked the argument I sketch below: I am pretty sure Steve only discussed the braided case because he was comparing his stuff to somebody elses as mentioned.  So yes you can replace the braid category by the free strict monoidal or symmetric monoidal category on a single object, ie. the discrete monoidal category with objects the natural numbers or the coproduct of the symmetric groups and his argument should go through, but it is a bit compact for my liking so here is my attempt at a more intuitive argument:<text:line-break/><text:line-break/>The basic issue is that we need to show that the 2-monad T associated to our Cat-<text:span text:style-name="T1">operad</text:span>preserves reflexive codescent objects and the coherence theorem will follow by Steve's theorems.  Let us call our <text:span text:style-name="T1">operad</text:span> O.  We know the 2-category of strict algebras and strict algebra morphisms O-Alg for the <text:span text:style-name="T1">operad</text:span> will be monadic over Cat.  Well lets check this:<text:line-break/><text:line-break/>Well we need to show O-Alg has some coequalisers preserved by U:O-Alg to Cat and that U reflect isomorphisms.  An <text:span text:style-name="T1">operad</text:span> algebra is a category X equipped with an action O(n) x X^{n} --&gt; X for each n, satisfying some axioms; thus U clearly reflects isos.  With regards our coequalisers: certainly reflexive coequalisers are more than enough.  They commute with finite products in any cartesian closed category, eg. Cat.  Now the 2-functor (-)^{n}:Cat ---&gt; Cat which assigns to X the value X^{n} is the composite Cat ---&gt; [n,Cat] ---&gt; Cat where n is the discrete category with n objects; the first functor sends a category X to n copies of itself and the second takes products of n-tuples of categories.  Indeed the first functor is the diagonal, left adjoint to the second component, the product functor.  Thus the composite preserves any colimit preserved by its second component; namely those colimits which commute with finite products in Cat.  O(n)x-:Cat ---&gt; Cat preserves all colimits as Cat is cartesian closed so that the composite O(n)x(-)^{n}:Cat ---&gt; Cat preserves reflexive coequalisers.  Consequently given algebras (X,x) and (Y,y) and algebra morphisms f,g:(X,x)----&gt;(Y,y) with a splitting (Y,y)---&gt;(X,x) the coequaliser h:Y to Z in Cat will be preserved so that for each n <text:line-break/>O(n)xh^{n}:O(n)xY^{n}---&gt;O(n)xZ^{n} <text:line-break/>is the coequaliser of the pair:<text:line-break/>O(n)xf^{n},O(n)xg^{n}:O(n)xX^{n} ----&gt; O(n)xY^{n}<text:line-break/>and the <text:span text:style-name="T1">operad</text:span> actions x,y, ie. x(n):O(n)xX^{n}---&gt;X etc<text:line-break/>will ensure the we obtain a unique action on z on Z too, which verifying the <text:span text:style-name="T1">operad</text:span> algebra axioms with then be the coequaliser in O-Alg, and thus be preserved by U.  Thus U is monadic.<text:line-break/><text:line-break/>Now the point of this is that there is nothing special about reflexive coequalisers here except for the fact that they commute with finite products in Cat; more generally given any weight W such that W-colimits commute with finite products in Cat you can show that O-Alg has W-colimits preserved by U all at once just as above for reflexive coequalisers.  In particular Steve shows that reflexive codescent objects commute with finite products in Cat so that O-Alg has them and they are preserved by U.  But now by our monadicity observation above the 2-monad for the <text:span text:style-name="T1">operad</text:span> O is the composite T=UF where F:Cat ---&gt; O-Alg is the free algebra functor; thus T preserves any colimit preserved by U; in particular reflexive codescent objects as they are preserved by U.<text:line-break/><text:line-break/>Let me just say one other thing though, which is now special to the Cat case (the above wasn't really).  T preserves bijections on objects in the above cases of <text:span text:style-name="T1">operads</text:span> and the coherence theorem follows from that alone.  To show this you at most need to show that finite products commute with lax codescent objects of strict reflexive coherence data in Cat, since bijections on objects are codescent morphisms of strict coherence data (their higher kernels) which is much easier than showing finite products commute with codescent objects of the general stuff which is rather less pleasant (as far as any argument I am aware of goes).<text:line-break/><text:line-break/>Anyway hope that is clear.  Incidentally in my thesis I go into some of the details such as finite products commute with codescent objects in Cat in quite a bit of detail and you are welcome to a copy if you like, though it will appear at some point later in the year in any case.  Anyhow yes it looks like we will be paying for this accommodation at Oxford - I know this is all going to go wrong with the finances people here alas, well hopefully not.<text:line-break/>Have a good one,<text:line-break/>Joh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0M35S</meta:editing-duration>
    <meta:editing-cycles>2</meta:editing-cycles>
    <meta:generator>OpenOffice.org/3.1$Win32 OpenOffice.org_project/310m19$Build-9420</meta:generator>
    <dc:date>2013-09-13T12:27:36.17</dc:date>
    <meta:document-statistic meta:table-count="0" meta:image-count="0" meta:object-count="0" meta:page-count="1" meta:paragraph-count="3" meta:word-count="828" meta:character-count="4783"/>
    <dc:creator>Nick Gurski</dc:creator>
    <meta:user-defined meta:name="Info 1"/>
    <meta:user-defined meta:name="Info 2"/>
    <meta:user-defined meta:name="Info 3"/>
    <meta:user-defined meta:name="Info 4"/>
  </office:meta>
</office:document-meta>
</file>